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Text_20_body">
      <style:paragraph-properties fo:text-align="justify" style:justify-single-word="false"/>
      <style:text-properties fo:font-style="normal" fo:font-weight="normal" officeooo:rsid="0021ccc6" officeooo:paragraph-rsid="00289d6b"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font-name="Vn GaramondNo8" officeooo:rsid="0043d016" officeooo:paragraph-rsid="0043d016"/>
    </style:style>
    <style:style style:name="P8" style:family="paragraph" style:parent-style-name="Text_20_body">
      <style:paragraph-properties fo:text-align="justify" style:justify-single-word="false"/>
      <style:text-properties officeooo:paragraph-rsid="0043d016"/>
    </style:style>
    <style:style style:name="P9" style:family="paragraph" style:parent-style-name="Footnote">
      <style:paragraph-properties fo:margin-left="0cm" fo:margin-right="0cm" fo:text-indent="0cm" style:auto-text-indent="false"/>
    </style:style>
    <style:style style:name="P10" style:family="paragraph" style:parent-style-name="Footnote">
      <style:paragraph-properties fo:margin-left="0cm" fo:margin-right="0cm" fo:text-indent="0cm" style:auto-text-indent="false"/>
      <style:text-properties officeooo:rsid="0010110d" officeooo:paragraph-rsid="0010110d"/>
    </style:style>
    <style:style style:name="P11" style:family="paragraph" style:parent-style-name="Footnote">
      <style:paragraph-properties fo:margin-left="0cm" fo:margin-right="0cm" fo:text-indent="0cm" style:auto-text-indent="false"/>
      <style:text-properties officeooo:rsid="00197930" officeooo:paragraph-rsid="00197930"/>
    </style:style>
    <style:style style:name="P12" style:family="paragraph" style:parent-style-name="Footnote">
      <style:paragraph-properties fo:margin-left="0cm" fo:margin-right="0cm" fo:text-indent="0cm" style:auto-text-indent="false"/>
      <style:text-properties officeooo:rsid="002eb6fd" officeooo:paragraph-rsid="002eb6fd"/>
    </style:style>
    <style:style style:name="P13" style:family="paragraph" style:parent-style-name="Footnote">
      <style:paragraph-properties fo:margin-left="0cm" fo:margin-right="0cm" fo:text-indent="0cm" style:auto-text-indent="false" style:writing-mode="lr-tb"/>
    </style:style>
    <style:style style:name="P14"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5" style:family="paragraph" style:parent-style-name="Text_20_body">
      <style:paragraph-properties fo:text-align="justify" style:justify-single-word="false" style:writing-mode="lr-tb"/>
      <style:text-properties style:font-name="Vn GaramondNo8" officeooo:rsid="000bbd34" officeooo:paragraph-rsid="00135cd3"/>
    </style:style>
    <style:style style:name="P16" style:family="paragraph" style:parent-style-name="Text_20_body">
      <style:paragraph-properties fo:text-align="justify" style:justify-single-word="false" style:writing-mode="lr-tb"/>
      <style:text-properties style:font-name="Vn GaramondNo8" officeooo:rsid="000bc431" officeooo:paragraph-rsid="00135cd3"/>
    </style:style>
    <style:style style:name="P17" style:family="paragraph" style:parent-style-name="Text_20_body">
      <style:paragraph-properties fo:text-align="justify" style:justify-single-word="false" style:writing-mode="lr-tb"/>
      <style:text-properties style:font-name="Vn GaramondNo8" officeooo:rsid="001eec2d" officeooo:paragraph-rsid="001eec2d"/>
    </style:style>
    <style:style style:name="P18" style:family="paragraph" style:parent-style-name="Text_20_body">
      <style:paragraph-properties fo:text-align="justify" style:justify-single-word="false" style:writing-mode="lr-tb"/>
      <style:text-properties officeooo:paragraph-rsid="003eeb4a"/>
    </style:style>
    <style:style style:name="P19" style:family="paragraph" style:parent-style-name="Text_20_body">
      <style:paragraph-properties style:writing-mode="lr-tb"/>
      <style:text-properties officeooo:paragraph-rsid="0041f306"/>
    </style:style>
    <style:style style:name="P20" style:family="paragraph" style:parent-style-name="Text_20_body">
      <style:paragraph-properties fo:text-align="justify" style:justify-single-word="false" style:writing-mode="lr-tb"/>
      <style:text-properties officeooo:rsid="000bc431" officeooo:paragraph-rsid="00135cd3"/>
    </style:style>
    <style:style style:name="P21"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22" style:family="paragraph" style:parent-style-name="Text_20_body" style:list-style-name="L2">
      <style:paragraph-properties fo:text-align="justify" style:justify-single-word="false"/>
      <style:text-properties fo:font-weight="bold" officeooo:rsid="0021ccc6" officeooo:paragraph-rsid="00289d6b" style:font-weight-asian="bold" style:font-weight-complex="bold"/>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1">
      <style:paragraph-properties fo:text-align="justify" style:justify-single-word="false" style:writing-mode="lr-tb"/>
      <style:text-properties officeooo:paragraph-rsid="00365dee"/>
    </style:style>
    <style:style style:name="P59" style:family="paragraph" style:parent-style-name="Text_20_body" style:list-style-name="L1">
      <style:paragraph-properties fo:text-align="justify" style:justify-single-word="false" style:writing-mode="lr-tb"/>
      <style:text-properties officeooo:rsid="00370003" officeooo:paragraph-rsid="00370003"/>
    </style:style>
    <style:style style:name="P60" style:family="paragraph" style:parent-style-name="Text_20_body" style:list-style-name="L1">
      <style:paragraph-properties fo:text-align="justify" style:justify-single-word="false" style:writing-mode="lr-tb"/>
      <style:text-properties style:font-name="Cantarell" officeooo:rsid="00389edd" officeooo:paragraph-rsid="00389edd"/>
    </style:style>
    <style:style style:name="P61" style:family="paragraph" style:parent-style-name="Text_20_body" style:list-style-name="L1">
      <style:paragraph-properties fo:text-align="justify" style:justify-single-word="false" style:writing-mode="lr-tb"/>
      <style:text-properties style:font-name="Cantarell" officeooo:rsid="003a02a7" officeooo:paragraph-rsid="003a02a7"/>
    </style:style>
    <style:style style:name="P62" style:family="paragraph" style:parent-style-name="Text_20_body" style:list-style-name="L1">
      <style:paragraph-properties fo:text-align="justify" style:justify-single-word="false" style:writing-mode="lr-tb"/>
      <style:text-properties officeooo:rsid="00389edd" officeooo:paragraph-rsid="00389edd"/>
    </style:style>
    <style:style style:name="P63" style:family="paragraph" style:parent-style-name="Text_20_body" style:list-style-name="L1">
      <style:paragraph-properties fo:text-align="justify" style:justify-single-word="false" style:writing-mode="lr-tb"/>
      <style:text-properties style:font-name="Vn GaramondNo8" officeooo:rsid="003a02a7" officeooo:paragraph-rsid="003d7561"/>
    </style:style>
    <style:style style:name="P64" style:family="paragraph" style:parent-style-name="Text_20_body" style:list-style-name="L1">
      <style:paragraph-properties fo:text-align="justify" style:justify-single-word="false" style:writing-mode="lr-tb"/>
      <style:text-properties style:font-name="Vn GaramondNo8" officeooo:rsid="003d7561" officeooo:paragraph-rsid="003d7561"/>
    </style:style>
    <style:style style:name="P65" style:family="paragraph" style:parent-style-name="Text_20_body" style:list-style-name="L2">
      <style:paragraph-properties fo:text-align="justify" style:justify-single-word="false" style:writing-mode="lr-tb"/>
      <style:text-properties fo:font-weight="normal" officeooo:rsid="00310a9c" officeooo:paragraph-rsid="00310a9c" style:font-weight-asian="normal" style:font-weight-complex="normal"/>
    </style:style>
    <style:style style:name="P66" style:family="paragraph" style:parent-style-name="Text_20_body" style:list-style-name="L2">
      <style:paragraph-properties fo:text-align="justify" style:justify-single-word="false" style:writing-mode="lr-tb"/>
      <style:text-properties fo:font-weight="normal" officeooo:rsid="00289d6b" officeooo:paragraph-rsid="00289d6b" style:font-weight-asian="normal" style:font-weight-complex="normal"/>
    </style:style>
    <style:style style:name="P67" style:family="paragraph" style:parent-style-name="Footnote">
      <style:paragraph-properties fo:margin-left="0cm" fo:margin-right="0cm" fo:text-indent="0cm" style:auto-text-indent="false"/>
    </style:style>
    <style:style style:name="P68" style:family="paragraph" style:parent-style-name="Heading_20_3">
      <style:text-properties officeooo:rsid="0043d016" officeooo:paragraph-rsid="0043d016"/>
    </style:style>
    <style:style style:name="P69" style:family="paragraph" style:parent-style-name="Heading_20_3">
      <style:paragraph-properties style:writing-mode="lr-tb"/>
      <style:text-properties officeooo:paragraph-rsid="0041f306"/>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89d6b"/>
    </style:style>
    <style:style style:name="T15" style:family="text">
      <style:text-properties officeooo:rsid="002face5"/>
    </style:style>
    <style:style style:name="T16" style:family="text">
      <style:text-properties style:font-name="Vn GaramondNo8"/>
    </style:style>
    <style:style style:name="T17" style:family="text">
      <style:text-properties style:font-name="Vn GaramondNo8" officeooo:rsid="0027254d"/>
    </style:style>
    <style:style style:name="T18" style:family="text">
      <style:text-properties style:font-name="Vn GaramondNo8" officeooo:rsid="00365dee"/>
    </style:style>
    <style:style style:name="T19" style:family="text">
      <style:text-properties style:font-name="Vn GaramondNo8" officeooo:rsid="00370003"/>
    </style:style>
    <style:style style:name="T20" style:family="text">
      <style:text-properties style:font-name="Vn GaramondNo8" officeooo:rsid="00389edd"/>
    </style:style>
    <style:style style:name="T21" style:family="text">
      <style:text-properties style:font-name="Vn GaramondNo8" officeooo:rsid="0038dc5e"/>
    </style:style>
    <style:style style:name="T22" style:family="text">
      <style:text-properties style:font-name="Vn GaramondNo8" officeooo:rsid="003980ed"/>
    </style:style>
    <style:style style:name="T23" style:family="text">
      <style:text-properties style:font-name="Vn GaramondNo8" officeooo:rsid="0039c7fd"/>
    </style:style>
    <style:style style:name="T24" style:family="text">
      <style:text-properties style:font-name="Vn GaramondNo8" officeooo:rsid="0025e628"/>
    </style:style>
    <style:style style:name="T25" style:family="text">
      <style:text-properties style:font-name="Cantarell" fo:font-weight="bold" officeooo:rsid="00365dee" style:font-weight-asian="bold" style:font-weight-complex="bold"/>
    </style:style>
    <style:style style:name="T26" style:family="text">
      <style:text-properties style:font-name="Cantarell" officeooo:rsid="003d7561"/>
    </style:style>
    <style:style style:name="T27" style:family="text">
      <style:text-properties officeooo:rsid="0038dc5e"/>
    </style:style>
    <style:style style:name="T28" style:family="text">
      <style:text-properties officeooo:rsid="003b0872"/>
    </style:style>
    <style:style style:name="T29" style:family="text">
      <style:text-properties officeooo:rsid="003d7561"/>
    </style:style>
    <style:style style:name="T30" style:family="text">
      <style:text-properties officeooo:rsid="003e400c"/>
    </style:style>
    <style:style style:name="T31" style:family="text">
      <style:text-properties officeooo:rsid="0041f306"/>
    </style:style>
    <style:style style:name="T32" style:family="text">
      <style:text-properties officeooo:rsid="0044eedf"/>
    </style:style>
    <style:style style:name="T33" style:family="text">
      <style:text-properties officeooo:rsid="00479433"/>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15"><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10"><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11"><text:s/>Grimmer &amp; Neukorn 2009, S.23</text:p></text:note-body></text:note></text:span><text:span text:style-name="T1">. </text:span></text:p>
      <text:p text:style-name="P16">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17">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9"><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9"><text:s/><text:span text:style-name="T9">Joines &amp; Stewart 2007, S.28</text:span></text:p></text:note-body></text:note></text:span><text:span text:style-name="T7">. Alle Menschen werden somit als fähig erachtet, ihr Leben positiv und konstruktiv zu gestalten. </text:span></text:p>
      <text:h text:style-name="P69" text:outline-level="3">Die <text:span text:style-name="T31">Ich-Zustände der Persönlichkeitsstruktur der</text:span>Transaktionsanalyse </text:h>
      <text:p text:style-name="P19"/>
      <text:p text:style-name="P18"><text:soft-page-break/><text:span text:style-name="T24">Die Transaktionsanalyse </text:span><text:span text:style-name="T17">kann die Persönlichkeitsstruktur des Coaching-Partners beschreiben</text:span><text:span text:style-name="T17"><text:note text:id="ftn5" text:note-class="footnote"><text:note-citation>5</text:note-citation><text:note-body><text:p text:style-name="P9"><text:s/><text:span text:style-name="T14">Ender 2013</text:span></text:p></text:note-body></text:note></text:span><text:span text:style-name="T17">. Zu diesem Zweck greift die Theorie auf ein Modell unterschiedlicher Ich-Zustände zurück. <text:s/>Eric Berne beobachtete, dass ein und derselbe Mensch zu unterschiedlichen Zeiten qualitativ unterschiedliche Erlebenszustände aktivieren kann. Solche Erlebenszustände, die jeweils durch ein zusammenhängendes Muster von Denk-, Fühl- und Verhaltensweisen charakterisiert sind, nannte er Ich-Zustände</text:span><text:span text:style-name="T17"><text:note text:id="ftn6" text:note-class="footnote"><text:note-citation>6</text:note-citation><text:note-body><text:p text:style-name="P13"><text:s/><text:span text:style-name="T15">Becker 2011 </text:span></text:p></text:note-body></text:note></text:span><text:span text:style-name="T17">. Die gesamte Ich-Struktur einer Person setzt sich bei allen Menschen aus diesen unterschiedlichen Ich-Zuständen zusammen, die je nach Gefühlszustand der Person unterschiedlich gewichtet sind. Die Ich-Zustände als Komponenten der Persönlichkeit stellen Muster des Erlebens und Handelns dar, wie sie im Hier und Jetzt wahrgenommen werden. Allerdings aktivieren wir oft stereotype und teils weniger geeignete Reaktionsmuster in Rückwirkung auf unbewusste Erinnerungen früheren Beziehungserlebens. In der Folge wird sich der Mensch abhängig von seiner aktuellen mentalen Situation verhalten, das heißt auf 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vier Grundhaltungen, wie ein Mensch sich selbst und andere Personen um ihn herum betrachten kann</text:span><text:span text:style-name="T17"><text:note text:id="ftn7" text:note-class="footnote"><text:note-citation>7</text:note-citation><text:note-body><text:p text:style-name="P12"><text:s/>Berne 1996, S.8</text:p></text:note-body></text:note></text:span><text:span text:style-name="T17"> zwischen denen eine Person sich bewegen kann:</text:span></text:p>
      <text:list xml:id="list1401904844051623466" text:style-name="L1">
        <text:list-item>
          <text:p text:style-name="P58"><text:span text:style-name="T25">Ich bin nicht OK – Du bist OK</text:span><text:span text:style-name="T18"> </text:span></text:p>
          <text:p text:style-name="P58"><text:span text:style-name="T17">Die erste Grundhaltung, die von den meisten Menschen, </text:span><text:span text:style-name="T18">seit ihrer Kindheit gewählten Lebensanschauung. Diese Einstellung ergibt sich aus der Erfahrung, sich beim Alleinsein unwohl zu fühlen. Auf der anderen Seiten haben diese Personen die Erfahrung gemacht, dass Gegenwart und Zuneigung der Eltern in ihrer Kindheit, ihnen das Gefühl des Wohlbehagens gegeben haben. </text:span><text:span text:style-name="T19">Entsprechend muss der andere ‚gut‘ sein. Durch die Frage: „Was muss ich tun, um die Zuneigung dieser ‚guten‘ OK-Personen zu erreichen?“ gelangen Menschen mit dieser Lebensanschauung zu einem der beiden folgenden Drehbücher, sprich Verhaltensweisen in ihrem Leben:</text:span></text:p>
          <text:list>
            <text:list-item>
              <text:p text:style-name="P59"><text:span text:style-name="T16">Durch Rückzug nehmen sie eine introvertierte Lebenseinstellung ein, da die Gegenwart dieser OK-Personen als quälend empfunden wird. </text:span><text:span text:style-name="T23">Entwickeln Menschen eine solche Verhaltensweise aus diesem Ich-Zustand, schränkt dies Kommunikation ein.</text:span></text:p>
            </text:list-item>
            <text:list-item>
              <text:p text:style-name="P59"><text:span text:style-name="T16">In einem ‚Gegendrehbuch‘ suchen Menschen mit dieser Grundhaltung nach Personen, welche die Eltern-Rolle übernehmen </text:span><text:span text:style-name="T20">und ihnen das gesuchte Gefühl des Wohlbehagens vermitteln.</text:span></text:p>
            </text:list-item>
          </text:list>
        </text:list-item>
        <text:list-item>
          <text:p text:style-name="P60">Ich bin nicht OK – Du bist nicht OK</text:p>
          <text:p text:style-name="P62"><text:soft-page-break/><text:span text:style-name="T16">Bei Menschen mit gefühlskalten Eltern ist diese Grundhaltung häufig anzutreffen. Als Kind haben diese Personen nicht nur die Geborgenheit ihrer Eltern vermisst, sondern auch wiederholt Bestrafungen durch diese erfahren. </text:span><text:span text:style-name="T21">Da Zuneigung durch andere ausbleiben, gelangen sie zu der Ansicht, dass einerseits sie selbst als Individuen nicht OK sind, wie auch anderen Menschen nicht in Ordnung sind. Auf lange Sicht führt ein solcher Ich-Zustand zu völliger Resignation, welche die </text:span><text:span text:style-name="T22">Kommunikation</text:span><text:span text:style-name="T21"> dieser Personen </text:span><text:span text:style-name="T22">mit ihrer sozialen Umgebung </text:span><text:span text:style-name="T21">extrem einschränkt </text:span><text:span text:style-name="T22">und ihnen die Fähigkeit zur Problemlösung nimmt</text:span><text:span text:style-name="T21">.</text:span></text:p>
        </text:list-item>
        <text:list-item>
          <text:p text:style-name="P61"><text:span text:style-name="T27">I</text:span>ch bin OK – Du bist nicht OK</text:p>
          <text:p text:style-name="P63">Menschen, die als Kind Gewalt erfahren haben, nehmen vielfach diese Grundhaltung ein. <text:span text:style-name="T28">Die Position „Du bist nicht OK“ geht auf die erlittene Gewalt zurück, die direkt mit anderen Menschen in Verbindung gebracht wird. Demgegenüber resultiert die Haltung „Ich bin OK“ auf die Abwesenheit von Gewalt in Situationen des Alleinsein zurück. Das Alleinsein wird in der Folge als angenehm empfunden, der Wunsch nach Kommunikation und Kooperation mit anderen Personen ist stark reduziert.</text:span></text:p>
        </text:list-item>
        <text:list-item>
          <text:p text:style-name="P63"><text:span text:style-name="T26">Ich bin OK – Du bist OK</text:span><text:span text:style-name="T29"> </text:span></text:p>
          <text:p text:style-name="P64">Die letzte Lebensanschauung ergibt sich nicht aus Kindheitserfahrungen, sondern <text:span text:style-name="T30">ist eine Entscheidung, die erwachsene Menschen treffen. Da die Transaktionsanalyse von der Annahme ausgeht, dass sich jeder sich und seine Grundeinstellung ändern kann, ist es allen Menschen möglich, diese letzte Position einzunehmen. Erster Schritt hierfür ist die Bewusstmachung der eigenen Lebensanschauung, sowie der Kindheitssituation, welche zu dieser Haltung geführt hat. Die Transaktionsanalyse möchte nun mittels positiver Erfahrungen und persönlicher Stärken, Menschen befähigen, in einem Prozess, die Entscheidung zu dieser Grundhaltung zu treffen. <text:s/></text:span></text:p>
        </text:list-item>
      </text:list>
      <text:p text:style-name="P20"/>
      <text:p text:style-name="P20"/>
      <text:h text:style-name="P68" text:outline-level="3">Die Transaktionsanalyse im Coaching</text:h>
      <text:p text:style-name="P8"/>
      <text:p text:style-name="P7">Zu Beginn des Coaching-Prozesses kann die Analyse der Ich-Zustände, allen voran der aktuelle Ich-Zustand, des Klienten dem Coach helfen, die Persönlichkeitsstruktur seines Gegenüber zu verstehen. <text:span text:style-name="T32">Als Ausgangspunkt kann das Bild der Ich-Struktur die unterschiedlichen Kommunikationstendenzen und Strategien zur Problemlösung des Coaching-Partners </text:span><text:s/><text:span text:style-name="T32">veranschaulichen</text:span><text:span text:style-name="T32"><text:note text:id="ftn0" text:note-class="footnote"><text:note-citation>8</text:note-citation><text:note-body><text:p text:style-name="P9"><text:s/><text:span text:style-name="T33">Vgl. Enders 2013</text:span></text:p></text:note-body></text:note></text:span><text:span text:style-name="T32">. Der Coach kann in Zusammenarbeit mit seinem Klienten die für bestimmte Aufgaben und Situationen am Arbeitsplatz förderlichen und hinderlichen Ich-Zustände identifizieren. Ziel des Coaching-Prozesses kann sein, manche dieser Positionen zu stärken und andere wiederum in ihrer Intensität zu schwächen, so dass diese den Klienten in seiner </text:span><text:soft-page-break/><text:span text:style-name="T32">Problemlösungsfähigkeit weniger bis gar nicht mehr behindern.</text:span></text:p>
      <text:p text:style-name="P5"/>
      <text:p text:style-name="P14"/>
      <text:p text:style-name="P21">Literatur</text:p>
      <text:list xml:id="list1618770256568947507" text:style-name="L2">
        <text:list-item>
          <text:p text:style-name="P65">Becker, Andreas (2011): Die Transaktionsanalyse, Deutsche Gesellschaft für Transaktionsanalyse,Online-Ressource: <text:a xlink:type="simple" xlink:href="http://www.dgta.de/pdf/Artikel_zur_Transaktionsanalyse.pdf" text:style-name="Internet_20_link" text:visited-style-name="Visited_20_Internet_20_Link">http://www.dgta.de/pdf/Artikel_zur_Transaktionsanalyse.pdf</text:a> (Zugriff: 11.03.2025)</text:p>
        </text:list-item>
        <text:list-item>
          <text:p text:style-name="P66">Ender, Jan (2013): <text:span text:style-name="T12">Die Transaktionsanalyse als Methode im Coaching</text:span><text:span text:style-name="T13">, Online-Ressource: </text:span><text:a xlink:type="simple" xlink:href="http://www.coaching-globe.net/detail/article/die-transaktionsanalyse-als-methode-im-coaching.html" text:style-name="Internet_20_link" text:visited-style-name="Visited_20_Internet_20_Link"><text:span text:style-name="T13">http://www.coaching-globe.net/detail/article/die-transaktionsanalyse-als-methode-im-coaching.html</text:span></text:a><text:span text:style-name="T13"> (Zugriff: 04.03.2015)</text:span></text:p>
        </text:list-item>
        <text:list-item>
          <text:p text:style-name="P22"><text:span text:style-name="T10">Joines, Vann &amp; Stewart, Ian (2007): </text:span><text:span text:style-name="T11">Die Transaktionsanalyse - Eine Einführung.</text:span></text:p>
        </text:list-item>
      </text:list>
      <text:p text:style-name="P6"><text:s/></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5524318413718082323" text:style-name="L3">
          <text:list-item>
            <text:p text:style-name="P23">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7470915774523165727" text:style-name="L4">
          <text:list-item>
            <text:p text:style-name="P24">durch ein Veränderung der Kommunikation und somit einer anderen Perzeption der Wirklichkeit sollen neue Lebenswege eröffnet werden (Berne 1996, S.8)</text:p>
          </text:list-item>
        </text:list>
      </text:section>
      <text:section text:style-name="Sect1" text:name="magicdomid68">
        <text:list xml:id="list2295954167491719397" text:style-name="L5">
          <text:list-item>
            <text:p text:style-name="P25">Grundlage der Transaktionsanalyse ist ein Modell der menschlichen Persönlichkeit und Kommunikationsabläufen zwischen Menschen in unterschiedlichen Kontexten</text:p>
          </text:list-item>
        </text:list>
      </text:section>
      <text:section text:style-name="Sect1" text:name="magicdomid69">
        <text:list xml:id="list5013957475967202112" text:style-name="L6">
          <text:list-item>
            <text:p text:style-name="P26"><text:soft-page-break/>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2018313483639777454" text:style-name="L7">
          <text:list-item>
            <text:p text:style-name="P27">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2790578007103815953" text:style-name="L8">
          <text:list-item>
            <text:p text:style-name="P28">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5829691717238205151" text:style-name="L9">
          <text:list-item>
            <text:p text:style-name="P29">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3497157015330466925" text:style-name="L10">
          <text:list-item>
            <text:p text:style-name="P30">jeder Mensch ist in der Lage, Probleme zu lösen</text:p>
          </text:list-item>
        </text:list>
      </text:section>
      <text:section text:style-name="Sect1" text:name="magicdomid74">
        <text:list xml:id="list3898311993186967172" text:style-name="L11">
          <text:list-item>
            <text:p text:style-name="P31">jeder Mensch ist mit all seinen persönlichen Eigenschaften in seiner Gesamtheit in Ordnung</text:p>
          </text:list-item>
        </text:list>
      </text:section>
      <text:section text:style-name="Sect1" text:name="magicdomid75">
        <text:list xml:id="list6265508424504011267" text:style-name="L12">
          <text:list-item>
            <text:p text:style-name="P32">jeder Mensch ist in der Lage, Verantwortung für seine eigenen Handlungen, sein Leben, und dessen Gestaltung zu übernehmen</text:p>
          </text:list-item>
        </text:list>
      </text:section>
      <text:section text:style-name="Sect1" text:name="magicdomid76">
        <text:list xml:id="list2871939296544272211" text:style-name="L13">
          <text:list-item>
            <text:p text:style-name="P33">er besitzt die Fähigkeit, seine mentalen und emotionalen Vorgänge in seinem Innern, bewusst wahrzunehmen, zu reflektieren und in der Folge auch zu steuern</text:p>
          </text:list-item>
        </text:list>
      </text:section>
      <text:section text:style-name="Sect1" text:name="magicdomid77">
        <text:list xml:id="list3929057023490473668" text:style-name="L14">
          <text:list-item>
            <text:p text:style-name="P34">hierdurch kann er auch seine Handlungen und die resultierenden sozialen Interaktionen steuern, bzw. zumindest beeinflussen</text:p>
          </text:list-item>
        </text:list>
      </text:section>
      <text:section text:style-name="Sect1" text:name="magicdomid78">
        <text:list xml:id="list8484569924684491977" text:style-name="L15">
          <text:list-item>
            <text:p text:style-name="P35">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3110349572123065230" text:style-name="L16">
          <text:list-item>
            <text:p text:style-name="P36">die Transaktionsanalyse identifiziert vier Grundhaltungen (Berne 1996, S.8)</text:p>
          </text:list-item>
        </text:list>
      </text:section>
      <text:section text:style-name="Sect1" text:name="magicdomid81">
        <text:list xml:id="list3016219086065466548" text:style-name="L17">
          <text:list-item>
            <text:p text:style-name="P37">Ich bin OK - Du bist OK</text:p>
          </text:list-item>
        </text:list>
      </text:section>
      <text:section text:style-name="Sect1" text:name="magicdomid82">
        <text:list xml:id="list9000718432074791363" text:style-name="L18">
          <text:list-item>
            <text:p text:style-name="P38">Ich bin OK - Du bist nicht OK</text:p>
          </text:list-item>
        </text:list>
      </text:section>
      <text:section text:style-name="Sect1" text:name="magicdomid83">
        <text:list xml:id="list3049122647591155897" text:style-name="L19">
          <text:list-item>
            <text:p text:style-name="P39">Ich bin nicht OK - Du bist OK</text:p>
          </text:list-item>
        </text:list>
      </text:section>
      <text:section text:style-name="Sect1" text:name="magicdomid84">
        <text:list xml:id="list6154967018466181823" text:style-name="L20">
          <text:list-item>
            <text:p text:style-name="P40">Ich bin nicht OK - Du bist nicht OK</text:p>
          </text:list-item>
        </text:list>
      </text:section>
      <text:section text:style-name="Sect1" text:name="magicdomid85">
        <text:p text:style-name="Standard"><text:line-break/></text:p>
      </text:section>
      <text:section text:style-name="Sect1" text:name="magicdomid86">
        <text:list xml:id="list5694562475942778435" text:style-name="L21">
          <text:list-item>
            <text:p text:style-name="P41">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125132830907463480" text:style-name="L22">
          <text:list-item>
            <text:p text:style-name="P42"><text:soft-page-break/>diese Position drückt aus, dass die Person denkt: </text:p>
          </text:list-item>
        </text:list>
      </text:section>
      <text:section text:style-name="Sect1" text:name="magicdomid88">
        <text:list xml:id="list5257473842586465263" text:style-name="L23">
          <text:list-item>
            <text:p text:style-name="P43">ich und mein Gegenüber sind gleichberechtigt auf dieser Erde und haben das Recht, unsere Anschauungen zu vertreten</text:p>
          </text:list-item>
        </text:list>
      </text:section>
      <text:section text:style-name="Sect1" text:name="magicdomid89">
        <text:list xml:id="list7644134078911271223" text:style-name="L24">
          <text:list-item>
            <text:p text:style-name="P44">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4800680426119098455" text:style-name="L25">
          <text:list-item>
            <text:p text:style-name="P45">die Grundhaltungen zwei und drei drücken ein Ungleichgewicht zwischen der eigenen Person und dem Gegenüber aus</text:p>
          </text:list-item>
        </text:list>
      </text:section>
      <text:section text:style-name="Sect1" text:name="magicdomid91">
        <text:list xml:id="list3687575878642960962" text:style-name="L26">
          <text:list-item>
            <text:p text:style-name="P46">in der zweiten Position ist das Ich in Ordnung, jedoch der Gegenüber nicht</text:p>
          </text:list-item>
        </text:list>
      </text:section>
      <text:section text:style-name="Sect1" text:name="magicdomid92">
        <text:list xml:id="list6335615394399720374" text:style-name="L27">
          <text:list-item>
            <text:p text:style-name="P47">dieser wird nicht als gleichberechtigt wahrgenommen und entsprechend wird ihmmit Abwertung begegnet</text:p>
          </text:list-item>
        </text:list>
      </text:section>
      <text:section text:style-name="Sect1" text:name="magicdomid93">
        <text:list xml:id="list1270174388427812945" text:style-name="L28">
          <text:list-item>
            <text:p text:style-name="P48">in der Folge bleibt das eigene Ich stets ohne wirkliches, gleichberechtigtes Gegenüber und bleibt somit de facto alleine</text:p>
          </text:list-item>
        </text:list>
      </text:section>
      <text:section text:style-name="Sect1" text:name="magicdomid94">
        <text:list xml:id="list7925922880977618563" text:style-name="L29">
          <text:list-item>
            <text:p text:style-name="P49">in der dritten Position ist die Betrachtungsweise genau umgekehrt:</text:p>
          </text:list-item>
        </text:list>
      </text:section>
      <text:section text:style-name="Sect1" text:name="magicdomid95">
        <text:list xml:id="list8321311516841893847" text:style-name="L30">
          <text:list-item>
            <text:p text:style-name="P50">das Ich wird dem Gegenüber als unterlegen wahrgenommen</text:p>
          </text:list-item>
        </text:list>
      </text:section>
      <text:section text:style-name="Sect1" text:name="magicdomid96">
        <text:list xml:id="list219256724013964451" text:style-name="L31">
          <text:list-item>
            <text:p text:style-name="P51">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7088949207588671930" text:style-name="L32">
          <text:list-item>
            <text:p text:style-name="P52">in der vierten Grundhaltung ist überhaupt keine Kommunikation zwischen den Menschen mehr möglich</text:p>
          </text:list-item>
        </text:list>
      </text:section>
      <text:section text:style-name="Sect1" text:name="magicdomid99">
        <text:list xml:id="list3747720127910028104" text:style-name="L33">
          <text:list-item>
            <text:p text:style-name="P53">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610441750482354453" text:style-name="L34">
          <text:list-item>
            <text:p text:style-name="P54">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6229810248497571346" text:style-name="L35">
          <text:list-item>
            <text:p text:style-name="P55">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4684796085028582451" text:style-name="L36">
          <text:list-item>
            <text:p text:style-name="P56">Coaching-Ansätze arbeiten mit Bernes Modell der menschlichen Psyche, da es ihnen hilft, anhand der Strukturierung und Vereinfachung der komplexen Interaktion von Menschen, die Situation von Führungskräften zu analysieren und mögliche Ursachen für die vorhandenen <text:soft-page-break/>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4171364053607413725" text:style-name="L37">
          <text:list-item>
            <text:p text:style-name="P57">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9T16:18:57.988600239</dc:date>
    <dc:creator>Pascal Bernhard</dc:creator>
    <meta:editing-duration>PT9H13M4S</meta:editing-duration>
    <meta:editing-cycles>61</meta:editing-cycles>
    <meta:generator>LibreOffice/4.4.1.2$Linux_X86_64 LibreOffice_project/40m0$Build-2</meta:generator>
    <meta:document-statistic meta:table-count="0" meta:image-count="0" meta:object-count="0" meta:page-count="8" meta:paragraph-count="85" meta:word-count="1944" meta:character-count="14309" meta:non-whitespace-character-count="12439"/>
  </office:meta>
</office:document-meta>
</file>